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P4" style:family="paragraph">
      <style:text-properties fo:color="#ffffff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667cm" svg:height="1.119cm" svg:x="5.51cm" svg:y="13.406cm">
          <draw:text-box>
            <text:p text:style-name="P4"><text:span text:style-name="T3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0:43.032746870</dc:date>
    <dc:creator>elucterio </dc:creator>
    <meta:editing-duration>PT40M23S</meta:editing-duration>
    <meta:editing-cycles>14</meta:editing-cycles>
    <meta:generator>LibreOffice/4.2.8.2$Linux_X86_64 LibreOffice_project/420m0$Build-2</meta:generator>
    <meta:document-statistic meta:object-count="10"/>
  </office:meta>
</office:document-meta>
</file>